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shadow="none" style:may-break-between-rows="true" table:border-model="collapsing"/>
    </style:style>
    <style:style style:name="Table1.A" style:family="table-column">
      <style:table-column-properties style:column-width="6.6222in" style:rel-column-width="9536*"/>
    </style:style>
    <style:style style:name="Table1.B" style:family="table-column">
      <style:table-column-properties style:column-width="0.3028in" style:rel-column-width="43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2b589" officeooo:paragraph-rsid="0002b589"/>
    </style:style>
    <style:style style:name="P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Liberation Serif1" fo:language="it" fo:country="IT" officeooo:rsid="000c614e" officeooo:paragraph-rsid="001f6379"/>
    </style:style>
    <style:style style:name="P13" style:family="paragraph" style:parent-style-name="Standard">
      <style:text-properties style:font-name="Liberation Serif1" fo:language="it" fo:country="IT" officeooo:rsid="002a87ca" officeooo:paragraph-rsid="0005b1bd"/>
    </style:style>
    <style:style style:name="P14" style:family="paragraph" style:parent-style-name="Standard">
      <style:text-properties style:font-name="Liberation Serif1" fo:language="it" fo:country="IT" officeooo:rsid="002a87ca" officeooo:paragraph-rsid="002a87ca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35261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style:text-underline-style="none" officeooo:rsid="001e7a5f"/>
    </style:style>
    <style:style style:name="T4" style:family="text">
      <style:text-properties officeooo:rsid="00270b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laborato per il corso di Basi di Dati</text:p>
      <text:p text:style-name="P6">A.A 2023/2024</text:p>
      <text:p text:style-name="P3"/>
      <text:p text:style-name="P3"/>
      <text:p text:style-name="P8">progetto di una base di dati per la gestione di una compagnia aerea</text:p>
      <text:p text:style-name="P8"/>
      <text:p text:style-name="P8"/>
      <text:p text:style-name="P10">Daniele Muffato</text:p>
      <text:p text:style-name="P5"><text:a xlink:type="simple" xlink:href="mailto:daniele.muffato@studio.unibo.it" text:style-name="Internet_20_link" text:visited-style-name="Visited_20_Internet_20_Link"><text:span text:style-name="T2">daniele.muffato</text:span></text:a><text:span text:style-name="T3">@</text:span><text:a xlink:type="simple" xlink:href="mailto:daniele.muffato@studio.unibo.it" text:style-name="Internet_20_link" text:visited-style-name="Visited_20_Internet_20_Link"><text:span text:style-name="T2">stud</text:span><text:span text:style-name="T3">i</text:span><text:span text:style-name="T2">o.unibo.i</text:span></text:a><text:span text:style-name="T3">t</text:span></text:p>
      <text:p text:style-name="P4">0001030438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Analisi dei requisiti</text:p>
            <text:p text:style-name="P19">Intervista</text:p>
          </table:table-cell>
          <table:table-cell table:style-name="Table1.A1" office:value-type="string">
            <text:p text:style-name="P18"/>
            <text:p text:style-name="P19">3</text:p>
          </table:table-cell>
        </table:table-row>
        <table:table-row table:style-name="Table1.1">
          <table:table-cell table:style-name="Table1.A2" office:value-type="string">
            <text:p text:style-name="P20">Progettazione concettuale</text:p>
            <text:p text:style-name="P17"/>
          </table:table-cell>
          <table:table-cell table:style-name="Table1.B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20">Progettazione logica</text:p>
            <text:p text:style-name="P15"/>
          </table:table-cell>
          <table:table-cell table:style-name="Table1.B3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20">Progettazione dell’applicazione</text:p>
            <text:p text:style-name="P17"/>
          </table:table-cell>
          <table:table-cell table:style-name="Table1.B3">
            <text:p text:style-name="P16"/>
          </table:table-cell>
        </table:table-row>
      </table:table>
      <text:p text:style-name="P12"/>
      <text:p text:style-name="P11">Analisi dei requisiti</text:p>
      <text:p text:style-name="P2"/>
      <text:p text:style-name="P2">Si vuole realizzare un applicativo per la gestione d<text:span text:style-name="T1">i una compagnia aerea, che permetta, inoltre, la vendita di biglietti ai </text:span><text:span text:style-name="T4">passeggeri.</text:span></text:p>
      <text:p text:style-name="P2"/>
      <text:p text:style-name="P7">Intervista</text:p>
      <text:p text:style-name="P13"/>
      <text:p text:style-name="P14">Per ciascun volo effettuato dalla compagnia, si vuole tracciare aeroporto, data, ora di partenza e di arrivo, il veicolo che effettua il volo, i piloti, lo staff a bordo. </text:p>
      <text:p text:style-name="P14">Di ogni aeroporto è necessario memorizzare il codice aeroportuale univoco, la città e lo stato di appartenenza. I veicoli hanno un azienda produttrice (Boeing, Airbus,..),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7.6.5.2$Linux_X86_64 LibreOffice_project/60$Build-2</meta:generator>
    <dc:date>2024-03-24T18:44:33.479008725</dc:date>
    <meta:editing-duration>PT4H21M24S</meta:editing-duration>
    <meta:editing-cycles>32</meta:editing-cycles>
    <meta:print-date>2024-03-23T15:55:12.632544733</meta:print-date>
    <meta:printed-by>PDF files</meta:printed-by>
    <meta:document-statistic meta:table-count="1" meta:image-count="0" meta:object-count="0" meta:page-count="3" meta:paragraph-count="18" meta:word-count="118" meta:character-count="793" meta:non-whitespace-character-count="691"/>
  </office:meta>
</office:document-meta>
</file>